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c4dbb" officeooo:paragraph-rsid="000c4dbb"/>
    </style:style>
    <style:style style:name="P2" style:family="paragraph" style:parent-style-name="Standard">
      <style:text-properties officeooo:rsid="000d6e21" officeooo:paragraph-rsid="000d6e21"/>
    </style:style>
    <style:style style:name="P3" style:family="paragraph" style:parent-style-name="Standard">
      <style:text-properties officeooo:rsid="000e3256" officeooo:paragraph-rsid="000e3256"/>
    </style:style>
    <style:style style:name="P4" style:family="paragraph" style:parent-style-name="Standard">
      <style:text-properties officeooo:rsid="000f3f75" officeooo:paragraph-rsid="000f3f75"/>
    </style:style>
    <style:style style:name="P5" style:family="paragraph" style:parent-style-name="Standard">
      <style:text-properties officeooo:rsid="000fefbe" officeooo:paragraph-rsid="000fefbe"/>
    </style:style>
    <style:style style:name="P6" style:family="paragraph" style:parent-style-name="Standard">
      <style:text-properties officeooo:rsid="000fefbe" officeooo:paragraph-rsid="000ff1db"/>
    </style:style>
    <style:style style:name="P7" style:family="paragraph" style:parent-style-name="Standard">
      <style:text-properties officeooo:rsid="000ff1db" officeooo:paragraph-rsid="000ff1db"/>
    </style:style>
    <style:style style:name="P8" style:family="paragraph" style:parent-style-name="Standard">
      <style:text-properties officeooo:rsid="00102455" officeooo:paragraph-rsid="00102455"/>
    </style:style>
    <style:style style:name="P9" style:family="paragraph" style:parent-style-name="Standard">
      <style:text-properties officeooo:rsid="00102455" officeooo:paragraph-rsid="00114857"/>
    </style:style>
    <style:style style:name="P10" style:family="paragraph" style:parent-style-name="Standard">
      <style:text-properties officeooo:rsid="00114857" officeooo:paragraph-rsid="00114857"/>
    </style:style>
    <style:style style:name="P11" style:family="paragraph" style:parent-style-name="Standard">
      <style:text-properties officeooo:rsid="0013802e" officeooo:paragraph-rsid="0013802e"/>
    </style:style>
    <style:style style:name="P12" style:family="paragraph" style:parent-style-name="Standard">
      <style:text-properties officeooo:rsid="00138f19" officeooo:paragraph-rsid="00138f19"/>
    </style:style>
    <style:style style:name="P13" style:family="paragraph" style:parent-style-name="Standard">
      <style:text-properties officeooo:rsid="0015431d" officeooo:paragraph-rsid="0015431d"/>
    </style:style>
    <style:style style:name="P14" style:family="paragraph" style:parent-style-name="Standard">
      <style:text-properties officeooo:rsid="0016d789" officeooo:paragraph-rsid="0016d789"/>
    </style:style>
    <style:style style:name="P15" style:family="paragraph" style:parent-style-name="Standard">
      <style:text-properties officeooo:rsid="001798e5" officeooo:paragraph-rsid="001798e5"/>
    </style:style>
    <style:style style:name="P16" style:family="paragraph" style:parent-style-name="Standard">
      <style:text-properties officeooo:rsid="001798e5" officeooo:paragraph-rsid="002abc57"/>
    </style:style>
    <style:style style:name="P17" style:family="paragraph" style:parent-style-name="Standard">
      <style:text-properties officeooo:rsid="00192fda" officeooo:paragraph-rsid="00192fda"/>
    </style:style>
    <style:style style:name="P18" style:family="paragraph" style:parent-style-name="Standard">
      <style:text-properties officeooo:rsid="001aaa17" officeooo:paragraph-rsid="001aaa17"/>
    </style:style>
    <style:style style:name="P19" style:family="paragraph" style:parent-style-name="Standard">
      <style:text-properties officeooo:rsid="001aaa17" officeooo:paragraph-rsid="001c050e"/>
    </style:style>
    <style:style style:name="P20" style:family="paragraph" style:parent-style-name="Standard">
      <style:text-properties officeooo:rsid="001aaa17" officeooo:paragraph-rsid="002288ca"/>
    </style:style>
    <style:style style:name="P21" style:family="paragraph" style:parent-style-name="Standard">
      <style:text-properties officeooo:rsid="001c050e" officeooo:paragraph-rsid="001c050e"/>
    </style:style>
    <style:style style:name="P22" style:family="paragraph" style:parent-style-name="Standard">
      <style:text-properties officeooo:rsid="001d2d0f" officeooo:paragraph-rsid="001d2d0f"/>
    </style:style>
    <style:style style:name="P23" style:family="paragraph" style:parent-style-name="Standard">
      <style:text-properties officeooo:rsid="001e1419" officeooo:paragraph-rsid="001e1419"/>
    </style:style>
    <style:style style:name="P24" style:family="paragraph" style:parent-style-name="Standard">
      <style:text-properties officeooo:rsid="001f2c86" officeooo:paragraph-rsid="001f2c86"/>
    </style:style>
    <style:style style:name="P25" style:family="paragraph" style:parent-style-name="Standard">
      <style:text-properties officeooo:rsid="001f4ccc" officeooo:paragraph-rsid="001f4ccc"/>
    </style:style>
    <style:style style:name="P26" style:family="paragraph" style:parent-style-name="Standard">
      <style:text-properties officeooo:rsid="0020aed2" officeooo:paragraph-rsid="0020aed2"/>
    </style:style>
    <style:style style:name="P27" style:family="paragraph" style:parent-style-name="Standard">
      <style:text-properties officeooo:rsid="00226b6a" officeooo:paragraph-rsid="00226b6a"/>
    </style:style>
    <style:style style:name="P28" style:family="paragraph" style:parent-style-name="Standard">
      <style:text-properties officeooo:rsid="002288ca" officeooo:paragraph-rsid="00226b6a"/>
    </style:style>
    <style:style style:name="P29" style:family="paragraph" style:parent-style-name="Standard">
      <style:text-properties officeooo:rsid="002288ca" officeooo:paragraph-rsid="002288ca"/>
    </style:style>
    <style:style style:name="P30" style:family="paragraph" style:parent-style-name="Standard">
      <style:text-properties officeooo:rsid="00243091" officeooo:paragraph-rsid="00243091"/>
    </style:style>
    <style:style style:name="P31" style:family="paragraph" style:parent-style-name="Standard">
      <style:text-properties officeooo:rsid="00290a28" officeooo:paragraph-rsid="00243091"/>
    </style:style>
    <style:style style:name="P32" style:family="paragraph" style:parent-style-name="Standard">
      <style:text-properties officeooo:rsid="00275954" officeooo:paragraph-rsid="00243091"/>
    </style:style>
    <style:style style:name="P33" style:family="paragraph" style:parent-style-name="Standard">
      <style:text-properties officeooo:rsid="0031d4fc" officeooo:paragraph-rsid="0031d4fc"/>
    </style:style>
    <style:style style:name="P34" style:family="paragraph" style:parent-style-name="Standard">
      <style:text-properties officeooo:rsid="002abc57" officeooo:paragraph-rsid="002abc57"/>
    </style:style>
    <style:style style:name="P35" style:family="paragraph" style:parent-style-name="Standard">
      <style:text-properties officeooo:rsid="00335ffd" officeooo:paragraph-rsid="00335ffd"/>
    </style:style>
    <style:style style:name="P36" style:family="paragraph" style:parent-style-name="Standard">
      <style:text-properties officeooo:rsid="00335ffd" officeooo:paragraph-rsid="0034e52d"/>
    </style:style>
    <style:style style:name="P37" style:family="paragraph" style:parent-style-name="Standard">
      <style:text-properties officeooo:rsid="0034e52d" officeooo:paragraph-rsid="0034e52d"/>
    </style:style>
    <style:style style:name="P38" style:family="paragraph" style:parent-style-name="Standard">
      <style:text-properties officeooo:rsid="0034e52d" officeooo:paragraph-rsid="0034e52d"/>
    </style:style>
    <style:style style:name="P39" style:family="paragraph" style:parent-style-name="Standard">
      <style:text-properties officeooo:rsid="003700d2" officeooo:paragraph-rsid="003700d2"/>
    </style:style>
    <style:style style:name="P40" style:family="paragraph" style:parent-style-name="Standard">
      <style:text-properties officeooo:rsid="003722d3" officeooo:paragraph-rsid="003722d3"/>
    </style:style>
    <style:style style:name="P41" style:family="paragraph" style:parent-style-name="Standard">
      <style:text-properties officeooo:rsid="00380eb7" officeooo:paragraph-rsid="00380eb7"/>
    </style:style>
    <style:style style:name="P42" style:family="paragraph" style:parent-style-name="Standard">
      <style:text-properties officeooo:rsid="0038fb8c" officeooo:paragraph-rsid="0038fb8c"/>
    </style:style>
    <style:style style:name="P43" style:family="paragraph" style:parent-style-name="Standard">
      <style:text-properties officeooo:rsid="003a8577" officeooo:paragraph-rsid="003a8577"/>
    </style:style>
    <style:style style:name="P44" style:family="paragraph" style:parent-style-name="Standard">
      <style:text-properties officeooo:rsid="003d8942" officeooo:paragraph-rsid="003d8942"/>
    </style:style>
    <style:style style:name="P45" style:family="paragraph" style:parent-style-name="Standard">
      <style:text-properties officeooo:rsid="003f5d4b" officeooo:paragraph-rsid="003f5d4b"/>
    </style:style>
    <style:style style:name="P46" style:family="paragraph" style:parent-style-name="Standard">
      <style:text-properties officeooo:rsid="00407ae6" officeooo:paragraph-rsid="00407ae6"/>
    </style:style>
    <style:style style:name="P47" style:family="paragraph" style:parent-style-name="Standard">
      <style:text-properties officeooo:rsid="0041d261" officeooo:paragraph-rsid="0041d261"/>
    </style:style>
    <style:style style:name="P48" style:family="paragraph" style:parent-style-name="Standard">
      <style:text-properties officeooo:rsid="0041d261" officeooo:paragraph-rsid="0042bff3"/>
    </style:style>
    <style:style style:name="P49" style:family="paragraph" style:parent-style-name="Standard">
      <style:text-properties officeooo:rsid="0042bff3" officeooo:paragraph-rsid="0042bff3"/>
    </style:style>
    <style:style style:name="P50" style:family="paragraph" style:parent-style-name="Standard">
      <style:text-properties officeooo:rsid="00449de3" officeooo:paragraph-rsid="00449de3"/>
    </style:style>
    <style:style style:name="P51" style:family="paragraph" style:parent-style-name="Standard">
      <style:text-properties officeooo:rsid="004615e2" officeooo:paragraph-rsid="004615e2"/>
    </style:style>
    <style:style style:name="P52" style:family="paragraph" style:parent-style-name="Standard">
      <style:text-properties officeooo:rsid="0046295d" officeooo:paragraph-rsid="0046295d"/>
    </style:style>
    <style:style style:name="P53" style:family="paragraph" style:parent-style-name="Standard">
      <style:text-properties officeooo:rsid="00472f23" officeooo:paragraph-rsid="00472f23"/>
    </style:style>
    <style:style style:name="P54" style:family="paragraph" style:parent-style-name="Standard">
      <style:text-properties officeooo:rsid="00472f23" officeooo:paragraph-rsid="004a7596"/>
    </style:style>
    <style:style style:name="P55" style:family="paragraph" style:parent-style-name="Standard">
      <style:text-properties officeooo:rsid="004a7596" officeooo:paragraph-rsid="004a7596"/>
    </style:style>
    <style:style style:name="P56" style:family="paragraph" style:parent-style-name="Standard">
      <style:text-properties officeooo:rsid="004c452b" officeooo:paragraph-rsid="004c452b"/>
    </style:style>
    <style:style style:name="T1" style:family="text">
      <style:text-properties officeooo:rsid="000d6e21"/>
    </style:style>
    <style:style style:name="T2" style:family="text">
      <style:text-properties officeooo:rsid="000e3256"/>
    </style:style>
    <style:style style:name="T3" style:family="text">
      <style:text-properties officeooo:rsid="00102455"/>
    </style:style>
    <style:style style:name="T4" style:family="text">
      <style:text-properties officeooo:rsid="0010e81b"/>
    </style:style>
    <style:style style:name="T5" style:family="text">
      <style:text-properties officeooo:rsid="0012fb4a"/>
    </style:style>
    <style:style style:name="T6" style:family="text">
      <style:text-properties officeooo:rsid="0016aba1"/>
    </style:style>
    <style:style style:name="T7" style:family="text">
      <style:text-properties officeooo:rsid="001798e5"/>
    </style:style>
    <style:style style:name="T8" style:family="text">
      <style:text-properties officeooo:rsid="001912f6"/>
    </style:style>
    <style:style style:name="T9" style:family="text">
      <style:text-properties officeooo:rsid="002ec97d"/>
    </style:style>
    <style:style style:name="T10" style:family="text">
      <style:text-properties officeooo:rsid="002f6aea"/>
    </style:style>
    <style:style style:name="T11" style:family="text">
      <style:text-properties officeooo:rsid="0032c9dc"/>
    </style:style>
    <style:style style:name="T12" style:family="text">
      <style:text-properties officeooo:rsid="0034e52d"/>
    </style:style>
    <style:style style:name="T13" style:family="text">
      <style:text-properties officeooo:rsid="00380eb7"/>
    </style:style>
    <style:style style:name="T14" style:family="text">
      <style:text-properties officeooo:rsid="0038fb8c"/>
    </style:style>
    <style:style style:name="T15" style:family="text">
      <style:text-properties officeooo:rsid="0039304d"/>
    </style:style>
    <style:style style:name="T16" style:family="text">
      <style:text-properties officeooo:rsid="003a8577"/>
    </style:style>
    <style:style style:name="T17" style:family="text">
      <style:text-properties officeooo:rsid="003aa6f8"/>
    </style:style>
    <style:style style:name="T18" style:family="text">
      <style:text-properties officeooo:rsid="003d8942"/>
    </style:style>
    <style:style style:name="T19" style:family="text">
      <style:text-properties officeooo:rsid="003f5d4b"/>
    </style:style>
    <style:style style:name="T20" style:family="text">
      <style:text-properties officeooo:rsid="0041fd76"/>
    </style:style>
    <style:style style:name="T21" style:family="text">
      <style:text-properties officeooo:rsid="00449de3"/>
    </style:style>
    <style:style style:name="T22" style:family="text">
      <style:text-properties style:text-underline-style="none"/>
    </style:style>
    <style:style style:name="T23" style:family="text">
      <style:text-properties style:text-underline-style="none" officeooo:rsid="004615e2"/>
    </style:style>
    <style:style style:name="T24" style:family="text">
      <style:text-properties officeooo:rsid="0047e682"/>
    </style:style>
    <style:style style:name="T25" style:family="text">
      <style:text-properties officeooo:rsid="004a7596"/>
    </style:style>
    <style:style style:name="T26" style:family="text">
      <style:text-properties officeooo:rsid="004e16df"/>
    </style:style>
    <style:style style:name="T27" style:family="text">
      <style:text-properties officeooo:rsid="004f45f9"/>
    </style:style>
    <style:style style:name="T28" style:family="text">
      <style:text-properties officeooo:rsid="00507e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rr310</text:p>
      <text:p text:style-name="P1"/>
      <text:p text:style-name="P17">Le monde</text:p>
      <text:p text:style-name="P17"/>
      <text:p text:style-name="P17">Géographie</text:p>
      <text:p text:style-name="P17"/>
      <text:p text:style-name="P17">Histoire</text:p>
      <text:p text:style-name="P17"/>
      <text:p text:style-name="P17"/>
      <text:p text:style-name="P1"/>
      <text:p text:style-name="P1"><text:span text:style-name="T1">Morgan, </text:span>Jeune fille de 25 ans environ, brune. Orpheline, elle a vécu en se débrouillant depuis 3 ans, lors de son réveil. Sur son île déserte, elle a construit elle même sa machine volant, s’inspirant des machines indigènes et profitant du passages de quelques marchants pour troquer des outils et des composants. Aujourd'hui, elle va pouvoir enfin partir découvrir le nouveau monde...</text:p>
      <text:p text:style-name="P1"/>
      <text:p text:style-name="P1"/>
      <text:p text:style-name="P1"/>
      <text:p text:style-name="P1"/>
      <text:p text:style-name="P1"/>
      <text:p text:style-name="P1"/>
      <text:p text:style-name="P1">Le <text:span text:style-name="T1">reveil</text:span></text:p>
      <text:p text:style-name="P1"/>
      <text:p text:style-name="P1"/>
      <text:p text:style-name="P2">Les pomarok</text:p>
      <text:p text:style-name="P2"/>
      <text:p text:style-name="P2">Peuple indigène indigènes, ils conservent le secret</text:p>
      <text:p text:style-name="P2"/>
      <text:p text:style-name="P2">Il y a 3 cercles :</text:p>
      <text:p text:style-name="P2"/>
      <text:p text:style-name="P2">Les élus sont les seuls à connaître le secret, ils entretiennent les connaissances, dans des laboratoires du sanctuaire. Ils sont considéré comme des prêtres grâce à leur miracles. Les élus sont choisis par élection des autres élus. Ils sont les seuls à entrer dans le Sanctuaire secret. </text:p>
      <text:p text:style-name="P2"/>
      <text:p text:style-name="P2">Les gardiens ne connaissent pas le secret, <text:span text:style-name="T2">ils savent qu'il y en a un et qu'il faut le tenir secret. Si un gardien découvre le secret, par imprudence ou volontairement, il est testé par les élus : il deviendra soit renégas, soit élus.</text:span></text:p>
      <text:p text:style-name="P3">Ils sont chefs de tribus, et deviennent gardien par soutien des autres gardiens. Ce sont souvent des leader et leur « pouvoir » les rendent respecté</text:p>
      <text:p text:style-name="P2"/>
      <text:p text:style-name="P3">Renégas = gardiens fuyard. Ils sont condannés à mort et leur tête est mise à prix.</text:p>
      <text:p text:style-name="P2"/>
      <text:p text:style-name="P2"/>
      <text:p text:style-name="P4"/>
      <text:p text:style-name="P4">Les indigènes ne tirent pas pour détruire dans les batailles, le recyclage est une tradition et c'est une erreur d'abattre un vaisseau. <text:s/>En cas de conflits, il est pas utilise de gaspiller des ressources qui seraient définitivement perdu. </text:p>
      <text:p text:style-name="P2"/>
      <text:p text:style-name="P2">Les éveillées</text:p>
      <text:p text:style-name="P2"/>
      <text:p text:style-name="P3">Lors du Réveil, les éveillés se sont peu à peu réveillé. Beaucoup étaient blessé</text:p>
      <text:p text:style-name="P2"/>
      <text:p text:style-name="P2"/>
      <text:p text:style-name="P4"><text:soft-page-break/>Végétation : uniquement autour des viles indigènes, c'est eu qui ont amener leur plantes</text:p>
      <text:p text:style-name="P2"/>
      <text:p text:style-name="P2">Le monde</text:p>
      <text:p text:style-name="P2"/>
      <text:p text:style-name="P2"/>
      <text:p text:style-name="P2">Le secret</text:p>
      <text:p text:style-name="P2"/>
      <text:p text:style-name="P4">Irr310 est le nom d'un vaisseau spacial de la première vague de colon envoyé sur cette planete. La mission initial était de faire une exploitation des ressources de la planete. Une mutinerie a eu lieu pour faire siccion avec la fédération. Hors de question de détruire un nouveau monde, comme de nombreux pour nourrir une Terre qui n'est que malheur. L'objectif a été de créer une civilisation paisible, qui ne prendre qu'une part de la planete et essaye de recréer la nature qui a disparu sur Terre.</text:p>
      <text:p text:style-name="P4"/>
      <text:p text:style-name="P4">Le vaisseau est caché, les technologies issuent aussi, et tous ce qui nécéssite de détruire le paysage est évité. Seule une partie de la planete est autorisée tout est recyclé.</text:p>
      <text:p text:style-name="P4"/>
      <text:p text:style-name="P2"/>
      <text:p text:style-name="P2"/>
      <text:p text:style-name="P2">Les</text:p>
      <text:p text:style-name="P2"/>
      <text:p text:style-name="P2"/>
      <text:p text:style-name="P2"/>
      <text:p text:style-name="P4">Courants de pensée qui ont de l'influence</text:p>
      <text:p text:style-name="P4"/>
      <text:p text:style-name="P4"/>
      <text:p text:style-name="P4">Honneur</text:p>
      <text:p text:style-name="P4"/>
      <text:p text:style-name="P4">Recycalge, pas de gaspillage</text:p>
      <text:p text:style-name="P4"/>
      <text:p text:style-name="P4">Tuer/Epargner</text:p>
      <text:p text:style-name="P4"/>
      <text:p text:style-name="P4"/>
      <text:p text:style-name="P4"/>
      <text:p text:style-name="P5">La vie est précieuse, les enfants naturels sont rares car la fécondité est quasiement nulle. Les gens vivent vieux. Les criminels valent souvent la peine d'être gardé en vie, les prisonniers peuvent être réinséré, la vie est considérée comme très précieuse. Les blessures sont bien soignée.</text:p>
      <text:p text:style-name="P5"/>
      <text:p text:style-name="P5"/>
      <text:p text:style-name="P5"/>
      <text:p text:style-name="P5">Quêtes</text:p>
      <text:p text:style-name="P5"/>
      <text:p text:style-name="P6">Il n'y a pas une quête principale. Il y a un ensemble de trame plus ou moins indépendante. La mort de certain personnage ferme des portes, et en ouvre d'autres. Certaines trame avant toutes seul si on s'en occupe pas, les personnes qui ont besoins d'aide acceptent de l'aide de tout le monde. </text:p>
      <text:p text:style-name="P7">Les gens qui confient les quêtes ont un objectif à long terme. Les aider fait avancer leur quête. Les protéger aussi. On peut demander plus de récompence pour une quête ou même offrir ses services gratuitement. Cela va impacter sur la reconnaissance de la personne mais aussi sur ses crédits. Elle pourra avancer plus rapidement dans sa tâche. L'aider va lui libérer du temps et il pourra passer plus de temps à influancer son entourage, avancer ses recherches, etc.</text:p>
      <text:p text:style-name="P6"/>
      <text:p text:style-name="P6"/>
      <text:p text:style-name="P7"><text:soft-page-break/>Exemple de quête 1 : Conquête militaire</text:p>
      <text:p text:style-name="P7"/>
      <text:p text:style-name="P7">Un commandant veut pacifier une région. Pour cela, il prépare des assauts sur les iles voisines. Il va amasser des troupes dans son camps et quand il estimera qu'il a assez de force, il attaquera une ile.</text:p>
      <text:p text:style-name="P7"/>
      <text:p text:style-name="P7">Il a un budget, avec lequel il doit acheter du matériel, et payer les pilotes. S'il n'a pas assez de sous, il ne pourra pas augmenter son armée, seulement tenir la place.</text:p>
      <text:p text:style-name="P7"/>
      <text:p text:style-name="P7">Il doit faire des missions de reconnaissance et se fait attaquer régulièrement. Cela consomme du budget et retarde la constitution de l'armée.</text:p>
      <text:p text:style-name="P7">Il peut aussi organiser le camp pour réduire les dépenses, former ses recruits, ou lobbyser auprès de ses supérieurs pour avoir plus de budget.</text:p>
      <text:p text:style-name="P7"/>
      <text:p text:style-name="P7">Il est possible :</text:p>
      <text:p text:style-name="P7">- faire de la reconnaissance, pour réduire ses couts</text:p>
      <text:p text:style-name="P7">- faire des diversions</text:p>
      <text:p text:style-name="P7">- saboter des ravitallement</text:p>
      <text:p text:style-name="P7">- apporter des pieces</text:p>
      <text:p text:style-name="P7">- lobyyser pour sa cause</text:p>
      <text:p text:style-name="P7">- le défendre</text:p>
      <text:p text:style-name="P7">- l'aider à attaquer</text:p>
      <text:p text:style-name="P7"/>
      <text:p text:style-name="P7"/>
      <text:p text:style-name="P7">Exemple de quêtte 2 : Etablissement d'un commerce</text:p>
      <text:p text:style-name="P7"/>
      <text:p text:style-name="P7">Un scientifique aimerai<text:span text:style-name="T3">t</text:span> monter une boutique d'objet scientifique. <text:span text:style-name="T3">Il doit faire de la recherche et débloquer des technologies. Les technologies se répendent ensuite</text:span></text:p>
      <text:p text:style-name="P7"/>
      <text:p text:style-name="P8">- Lui preter de l'argent</text:p>
      <text:p text:style-name="P8">- Le défendre</text:p>
      <text:p text:style-name="P8">- L'escorter faire des relevés scientifiques</text:p>
      <text:p text:style-name="P8"/>
      <text:p text:style-name="P8"/>
      <text:p text:style-name="P8">Le niveau des missions dépend de la dangerosité de la zone pour cette faction. Il est possible d'avoir beaucoup de technologie si ce scientifique est peu embetter. D'un autre coté, s'il est menacé et attaqué, il est possible de le sauver, et dans ce cas, s'il est reconnaissant, venir chez vous travailler.</text:p>
      <text:p text:style-name="P8"/>
      <text:p text:style-name="P8"/>
      <text:p text:style-name="P8"/>
      <text:p text:style-name="P9">Le home</text:p>
      <text:p text:style-name="P8"/>
      <text:p text:style-name="P8">C'est une petite ile avec un hangar de petite taille. Il faut 1 hangar pour stocker chaque avion. Il faut 1 maison pour chaque pilote. Un atelier pour chaque métier de construction. Cela prend rapidement beaucoup de place.</text:p>
      <text:p text:style-name="P8"/>
      <text:p text:style-name="P8">Il est possible de faire fabriquer des extensions de base, comme des pilotis pour étendre la surface. Cela coute de plus en plus cher.</text:p>
      <text:p text:style-name="P8"/>
      <text:p text:style-name="P8">Il est possible d'acheter une autre ile. Et de déménager. </text:p>
      <text:p text:style-name="P8"/>
      <text:p text:style-name="P8">Il y a des iles désertes en territoire vide. Par contre gare aux attaques : <text:span text:style-name="T4">il faudra défendre soit même la base, surtout s'il y a convoitise</text:span>.</text:p>
      <text:p text:style-name="P7"><text:soft-page-break/></text:p>
      <text:p text:style-name="P6"/>
      <text:p text:style-name="P6"/>
      <text:p text:style-name="P10">Début du jeu</text:p>
      <text:p text:style-name="P10"/>
      <text:p text:style-name="P10">Morgan commance sur une petite ile, elle y a sa maison et un hangar. Dedans elle a son premier vaisseau. Un petit dirigeable à pédale. <text:span text:style-name="T5">Le ballon est à air chaud, chauffé par friction. Une faible différence de volume suffit à porter le faible </text:span></text:p>
      <text:p text:style-name="P11">La vie très importante et précieuse. Police n'a pas le droit de tuer si possible. Le joueur non plus</text:p>
      <text:p text:style-name="P10"/>
      <text:p text:style-name="P6"/>
      <text:p text:style-name="P6"/>
      <text:p text:style-name="P6"/>
      <text:p text:style-name="P6"/>
      <text:p text:style-name="P12">Gravité</text:p>
      <text:p text:style-name="P12"/>
      <text:p text:style-name="P12">La subit par tous les matériaux subissent une mini gravité de 1/1000 de la gravité terrestre. Les gazs ne sont pas affecté ce qui fait une atmosphère à pression normal. Cela rend la portance des ailes et des ballons extrêmement efficace. Avec 1m³ d'air chauffé de 25°C on porte environ 100kg. Avec 1m³ d'helium, 1 tonne.</text:p>
      <text:p text:style-name="P12"/>
      <text:p text:style-name="P13">L'helium est très cher, mais tout le monde voyage avec une life ball : une capuse le 100ml d'helium liquide,qui en se décapsulant gonfle un sac de 100l qui permet de porter une personne. <text:span text:style-name="T6">Entre </text:span></text:p>
      <text:p text:style-name="P12"/>
      <text:p text:style-name="P12"/>
      <text:p text:style-name="P12"/>
      <text:h text:style-name="Heading_20_1" text:outline-level="1">Gameplay</text:h>
      <text:p text:style-name="P14"/>
      <text:p text:style-name="P14">Il y a aspect au gameplay : une partie combat et une partie gestion.</text:p>
      <text:p text:style-name="P14"/>
      <text:p text:style-name="P14">La partie combat est constitué de combat entre 2 ou plus vaisseaux. Les bases du gameplay est :</text:p>
      <text:p text:style-name="P14"/>
      <text:p text:style-name="P14">- Réalisme physique important</text:p>
      <text:p text:style-name="P14">- Dégats très localisé</text:p>
      <text:p text:style-name="P14">- Différents type de dégats</text:p>
      <text:p text:style-name="P14">- Les vaisseaux sont plus facile à rendre inutilisable qu'à être détruit totalement</text:p>
      <text:p text:style-name="P14">- La fuite est possible et conseillé</text:p>
      <text:p text:style-name="P14">- les munitions sont limités et leur poid est <text:span text:style-name="T8">compté. Un chasseur lourdement armé aura du mal à suivre un vaisseau d'exploration</text:span></text:p>
      <text:p text:style-name="P14"/>
      <text:p text:style-name="P14"/>
      <text:p text:style-name="P14"/>
      <text:p text:style-name="P14">Fuite et poursuite</text:p>
      <text:p text:style-name="P14"/>
      <text:p text:style-name="P14">La fuite est encouragé par les risques en cas de capture ou destruction.</text:p>
      <text:p text:style-name="P14"/>
      <text:p text:style-name="P14">La poursuite est découragé :</text:p>
      <text:p text:style-name="P14"/>
      <text:p text:style-name="P14">- à cause du risque de blesser (très mal vu)</text:p>
      <text:p text:style-name="P14">- la teneur des objectifs (prise de position, aucun avantage au massacre)</text:p>
      <text:p text:style-name="P14"><text:soft-page-break/>- à l'aspect mercenaires (en cas de défaite de l'adversaire, s'il sont bien traiter, il peuvent changer de camp)</text:p>
      <text:p text:style-name="P14">- La difficulté d'avoir des prises de guerre (tout se qui <text:span text:style-name="T7">traîne</text:span> tombe lentement, si l'adversaire à jeté ses bien les plus <text:span text:style-name="T7">précieux</text:span> il vaut mieux les récupérer <text:span text:style-name="T7">plutôt que poursuivre)</text:span></text:p>
      <text:p text:style-name="P14">- le coût de munitions</text:p>
      <text:p text:style-name="P14"/>
      <text:p text:style-name="P14">La fuite est possible par plusieurs mécanisme :</text:p>
      <text:p text:style-name="P14">- Larguer les munitions, armes , cargaisons, <text:span text:style-name="T7">partie de vaisseau</text:span></text:p>
      <text:p text:style-name="P14">- <text:span text:style-name="T7">Booster temporaire mais coûteux</text:span></text:p>
      <text:p text:style-name="P14">- <text:span text:style-name="T7">Overburn du vaisseau : abime la structure mais augmente les performances</text:span></text:p>
      <text:p text:style-name="P14"/>
      <text:p text:style-name="P14"/>
      <text:p text:style-name="P15">Les cas de poursuite sont réduit par des grosses disymétrie attaque défence</text:p>
      <text:p text:style-name="P15"/>
      <text:p text:style-name="P15">- Un cuirassé sera lent et ne pourra pas poursuivre ni fuir. Mais il sera très couteux à détruire car très solide</text:p>
      <text:p text:style-name="P15">- Une coque en acier ne laissera pas passer les flèches. Si les moteurs sont hs, rien ne sert de s'acharner</text:p>
      <text:p text:style-name="P15"/>
      <text:p text:style-name="P15"/>
      <text:p text:style-name="P17">Prototype</text:p>
      <text:p text:style-name="P17"/>
      <text:p text:style-name="P17">Le prototype est une version simplifié du jeu qui contient essentiellement la partie combat. Un ensemble de missions permet d'avancer certaines intrigues et d'arriver à une des fins.</text:p>
      <text:p text:style-name="P18">On joue le rôle d'un mercenaire. On fait des missions pour certaines personnes. Certaines personnes payent mieux que d'autres, certaines on une éthique douteuse, certains chercherons à éliminer le joueur après s'en être servi.</text:p>
      <text:p text:style-name="P18"/>
      <text:p text:style-name="P18">Il y a de nombreux choix de mission qui vont modifier les rapports de force dans le monde. </text:p>
      <text:p text:style-name="P15"/>
      <text:p text:style-name="P18">Chaque faction a un leader, s'il est tué, l'idéologie de cette faction décroit fortement.</text:p>
      <text:p text:style-name="P18">Chaque faction a un budget, chaque vaisseau détruit coute, chaque mission économique rapport. Les forces en présence à chaque bataille dépend de ça.</text:p>
      <text:p text:style-name="P18">Chaque faction a un niveau technologique dont va dépendre la composition de la flotte.</text:p>
      <text:p text:style-name="P18"/>
      <text:p text:style-name="P18">Les missions peuvent être :</text:p>
      <text:p text:style-name="P18">- scientifique. Explorer un lieu, <text:s/>retrouver un débris, financer un scientifique. Elle conduisent à débloquer des technologies pour certaines factions.</text:p>
      <text:p text:style-name="P18">- economique. Controle de ressource ou destruction de ressources adverses</text:p>
      <text:p text:style-name="P21">- militaire. Destruction de force militaires. Capture de généraux</text:p>
      <text:p text:style-name="P21">- histoire. Avancer dans la comprehension du monde. Découvrir des lieux ou des personnages</text:p>
      <text:p text:style-name="P21">- cargo. Transporter du fret</text:p>
      <text:p text:style-name="P19"/>
      <text:p text:style-name="P21">Les missions peuvent se déclancher :</text:p>
      <text:p text:style-name="P21">- En demandant une mission à un personnage. Ces missions rapportent souvent de l'argent, techno, autre</text:p>
      <text:p text:style-name="P21">- En enquêtant sur un élément de quête en solo. Ce genre de mission apporte des connaissances sur le monde, des zones, des personnages mais rarement de l'argent.</text:p>
      <text:p text:style-name="P21">- Mission subit certains évenements de jeux déclenchent des missions sans pouvoir la préparé : attaque de sa base. Demande urgente d'un allié. Il est parfois possible de les refuser, parfois non.</text:p>
      <text:p text:style-name="P21">- Mission suivi. Certaines mission ne permettent pas de rentrer à la base entre 2 missions, si elles sont accepté, c'est avec le carburant et les munitions disponible.</text:p>
      <text:p text:style-name="P21"><text:soft-page-break/></text:p>
      <text:p text:style-name="P18"/>
      <text:p text:style-name="P21">À la base, le joueur va pouvoir configurer son vaisseau. Remplir les soutes, recharger en munitions, réparer. Modifier un vaisseau.</text:p>
      <text:p text:style-name="P21">À chaque mission le joueur choisi un vaisseau. </text:p>
      <text:p text:style-name="P21"/>
      <text:p text:style-name="P21">Le temps à la base se passe en tour, qui sont des jours.</text:p>
      <text:p text:style-name="P21"/>
      <text:p text:style-name="P21">Le temps sert :</text:p>
      <text:p text:style-name="P21">- à guérir</text:p>
      <text:p text:style-name="P21">- à réparer</text:p>
      <text:p text:style-name="P21">- à préparer, transférer des marchandises</text:p>
      <text:p text:style-name="P21">- à développer de la science, produire</text:p>
      <text:p text:style-name="P21"/>
      <text:p text:style-name="P21"/>
      <text:p text:style-name="P22">L'ile a une surface et plusieurs batiments. Par défaut, il y a juste des quartiers pour 2 personnes et un petit hangar et une piste.</text:p>
      <text:p text:style-name="P22">Les batiments sont :</text:p>
      <text:p text:style-name="P22">- Quartiers :augmente le nombre de personnes qui peuvent vivre dans l'ile.</text:p>
      <text:p text:style-name="P22">- Canon : augmente la défence en cas de bataille prêt de l'ile. Il y a de nombreux type d'armes et la plupart nécessite du personnel.</text:p>
      <text:p text:style-name="P22">- Entrepôts : augmente la capacité de stockage. Le stock est limité en volume.</text:p>
      <text:p text:style-name="P22">- Hangar : permet de stocker et des vaisseaux, les réparer, les préparer. La taille du hangar limite la taille du vaisseau.</text:p>
      <text:p text:style-name="P22">- Piste : permet de se poser. Compte comme un hangar pour stocker, et préparer les vaisseaux.</text:p>
      <text:p text:style-name="P23">- Atelier : permet la réparation de pièces</text:p>
      <text:p text:style-name="P23">- Usine : permet la production de pièces</text:p>
      <text:p text:style-name="P23">- Laboratoire : permet de faire de la R&amp;D et développer des technos. La taille defini le nombre de chercheurs et la vitesse de recherche</text:p>
      <text:p text:style-name="P23">- Hopital : permet de soigner les blessures.</text:p>
      <text:p text:style-name="P23">- Magasin : permet de vendre des objets</text:p>
      <text:p text:style-name="P23">- Ecole : permet de former à d'autres métiers</text:p>
      <text:p text:style-name="P23">- Prison : permet de garder des prisonniers</text:p>
      <text:p text:style-name="P23"/>
      <text:p text:style-name="P22"/>
      <text:p text:style-name="P22"/>
      <text:p text:style-name="P22">L'ile a une surface limité, il est possible de l'étendre en ramenant des cailloux. Le caillou est cher et lourd à transporter. Il est possible d'en voler dans les iles des autres. Il faut des dizaines de tonnes de cailloux pour étendre l'ile.</text:p>
      <text:p text:style-name="P22"/>
      <text:p text:style-name="P22"/>
      <text:p text:style-name="P22">Blessures</text:p>
      <text:p text:style-name="P24">Les blessures provoque des pertes de controles dépendant de la gravité des blessures. Un petite blessure provoquera 1s d'absence de contrôle par minutes en moyenne, aléatoirement. Ce n'est pas très grave mais nécessite d'être soigné. Les blessures augmentent de 1 % par jour non soignés. Plus on est blessé et plus les incapacités sont longues dans le temps. Un avertissement visuel prévient le joueur de l'imminence d'une d'incapacité ce qui lui laisse le temps de sécuriser sa situation.</text:p>
      <text:p text:style-name="P24"/>
      <text:p text:style-name="P25">Habitants</text:p>
      <text:p text:style-name="P26">On peut recruter des gens, au fil des quetes ou dans les villes.</text:p>
      <text:p text:style-name="P26"/>
      <text:p text:style-name="P26">Il faut les payer, parfois pas cher, mais au moins pour couvrir leur frais.</text:p>
      <text:p text:style-name="P26"><text:soft-page-break/>On peut les virer, mais ça nuit à notre réputation <text:s/>et ça augmente les salaires des futurs achats.</text:p>
      <text:p text:style-name="P26">Se faire capturer des hommes nuit à notre réputation.</text:p>
      <text:p text:style-name="P26">On peut parfois recruter des prisonniers s'il ont peu d'ambition et si on a une grande réputation.</text:p>
      <text:p text:style-name="P26"/>
      <text:p text:style-name="P27">Les gens ont des compétences dans chaque métiers.</text:p>
      <text:p text:style-name="P27">Travailler dans ce métier les fait progresser un peu.</text:p>
      <text:p text:style-name="P27">Former quelqu'un à l'école le faire progresser vite mais on est pas productif pendant ce temps.</text:p>
      <text:p text:style-name="P27">Prendre un stagiaire ralentir légèrement et faire progresser lentement le stagiaire</text:p>
      <text:p text:style-name="P27">Les blessures réduisent la productivité.</text:p>
      <text:p text:style-name="P27"/>
      <text:p text:style-name="P27">Les gens travaillent dans les bâtiments en fonction des places dispo et des attributions.</text:p>
      <text:p text:style-name="P28"/>
      <text:p text:style-name="P29">Il peut être plus rentable d'acheter parfois si on est en bon terme que de tout faire chez soit.</text:p>
      <text:p text:style-name="P20"/>
      <text:p text:style-name="P15"/>
      <text:p text:style-name="P17">But du jeu</text:p>
      <text:p text:style-name="P17"/>
      <text:p text:style-name="P30">Le but du jeu est de gagner. Pour gagner il faut attendre une des fins.</text:p>
      <text:p text:style-name="P30"/>
      <text:p text:style-name="P30">- Fin religieuse. Après un grand nombre d'épreuve, on est admis en temps que Grand Prêtre. On découvre le secret. Là on choisi de prêter serment ou pas.</text:p>
      <text:p text:style-name="P30"><text:tab/>- Si on prête serment, Fin. On est grand prêtre, on a découvert le secret et on vit heureux</text:p>
      <text:p text:style-name="P32"><text:tab/>- On refuse, les prêtres attaquent, si on survit, on a le droit a une attaque de sa base par les prêtres</text:p>
      <text:p text:style-name="P34">- Fin exploratrice. On trouve Irr310. On élimine les prêtres et on prend possession du vaisseau</text:p>
      <text:p text:style-name="P16">- <text:span text:style-name="T9">Fin économique.</text:span></text:p>
      <text:p text:style-name="P16">- <text:span text:style-name="T9">Fin scientifique. On trouve un truc cool</text:span></text:p>
      <text:p text:style-name="P16">- <text:span text:style-name="T10">Fin militaire. On détruit une des factions. Dans un des cas, on peut réveiller les anciens qui ressortent Irr310.</text:span></text:p>
      <text:p text:style-name="P16"/>
      <text:p text:style-name="P16"/>
      <text:p text:style-name="P31"/>
      <text:p text:style-name="P32"/>
      <text:p text:style-name="P33">Vaisseaux</text:p>
      <text:p text:style-name="P33"/>
      <text:p text:style-name="P33">Un vaisseau est un assemblage du composant. Les composant peuvent avoir une ou plusieurs fonctions.</text:p>
      <text:p text:style-name="P33">Les fonctions peuvent être :</text:p>
      <text:p text:style-name="P33"/>
      <text:p text:style-name="P33">- Cockpit</text:p>
      <text:p text:style-name="P33">- Stockage</text:p>
      <text:p text:style-name="P33">- Cabine (passager)</text:p>
      <text:p text:style-name="P33">- <text:span text:style-name="T11">Arme</text:span></text:p>
      <text:p text:style-name="P33">- <text:span text:style-name="T11">Structure</text:span></text:p>
      <text:p text:style-name="P33">- <text:span text:style-name="T11">Transport</text:span></text:p>
      <text:p text:style-name="P33">- <text:span text:style-name="T11">Moteur</text:span></text:p>
      <text:p text:style-name="P33">- <text:span text:style-name="T11">Capteur</text:span></text:p>
      <text:p text:style-name="P33">- <text:span text:style-name="T11">Outils</text:span></text:p>
      <text:p text:style-name="P33"/>
      <text:p text:style-name="P35">Ressources :</text:p>
      <text:p text:style-name="P35">- Munitions</text:p>
      <text:p text:style-name="P35">- Carburant</text:p>
      <text:p text:style-name="P35"><text:soft-page-break/>- Electricité</text:p>
      <text:p text:style-name="P35">- Force phyisque</text:p>
      <text:p text:style-name="P33">- <text:span text:style-name="T12">Chaleur</text:span></text:p>
      <text:p text:style-name="P33">- <text:span text:style-name="T12">vibrations</text:span></text:p>
      <text:p text:style-name="P33"/>
      <text:p text:style-name="P35">Exemple de vaisseaux</text:p>
      <text:p text:style-name="P35"/>
      <text:p text:style-name="P35">Navette</text:p>
      <text:p text:style-name="P35">Cockpit</text:p>
      <text:p text:style-name="P35">Moteur</text:p>
      <text:p text:style-name="P35">Surface de contrôle</text:p>
      <text:p text:style-name="P37">Reservoir</text:p>
      <text:p text:style-name="P35"/>
      <text:p text:style-name="P35"/>
      <text:p text:style-name="P35">Chasseur</text:p>
      <text:p text:style-name="P36">Cockpit</text:p>
      <text:p text:style-name="P36">Moteur</text:p>
      <text:p text:style-name="P36">Surface de contrôle</text:p>
      <text:p text:style-name="P37">Reservoir</text:p>
      <text:p text:style-name="P37">Ailes</text:p>
      <text:p text:style-name="P37">Arme</text:p>
      <text:p text:style-name="P37"/>
      <text:p text:style-name="P37"/>
      <text:p text:style-name="P39">Mécanisme</text:p>
      <text:p text:style-name="P39"/>
      <text:p text:style-name="P39">Un vaisseau est une entité pilotable composé de composants. Les composants qui composent un vaisseau sont relié entre eux et forme une structure rigide.</text:p>
      <text:p text:style-name="P39"/>
      <text:p text:style-name="P39"/>
      <text:p text:style-name="P39">Le vaisseau possède les caractéristiques <text:span text:style-name="T16">variable </text:span>suivantes :</text:p>
      <text:p text:style-name="P39">- Masse : masse cumulé de tous les composants du vaisseaux et de leur contenu. La masse évolu dynamiquement en fonction de l'utilisation du vaisseau : munition, carburant, <text:s/>dégat peuvent réduire la masse et modifier le centre de gravité. <text:span text:style-name="T16">Kilograme</text:span></text:p>
      <text:p text:style-name="P39">- La charge electrique : c'est l'electricité statique accumulé dans la structure du vaisseau. Elle est globale au vaisseau et se propage instannement sur tous les composants. Elle a tendance a d'équilibrer lentement avec la charge extérieur et augmente avec l'utilisation de certaines technologie ou en subissant des attaques ioniques. Une <text:span text:style-name="T15">charge</text:span> eloigné<text:span text:style-name="T16">e</text:span> de 0 augmente les parasitage des système<text:span text:style-name="T14">s</text:span> <text:span text:style-name="T14">électronique</text:span> du vaisseau. <text:span text:style-name="T16">La vitesse et les frottement de l'air chargent le vaisseau</text:span></text:p>
      <text:p text:style-name="P39"/>
      <text:p text:style-name="P39"/>
      <text:p text:style-name="P43">Les composants ont aussi des caractéristiques :</text:p>
      <text:p text:style-name="P43">- Chaleur : energie en joule sous forme de chaleur</text:p>
      <text:p text:style-name="P43">- Capacité thermique : quantité d’énergie pour augmenter la température. La températude</text:p>
      <text:p text:style-name="P39">- <text:span text:style-name="T17">emissibité : capacité du materiaux à emetre des rayonnement et a en refleter. Une faible emmissibité évite de chauffer trop en cas d'attaque par rayon mais empèche la dissipation thermique par rayonnement. </text:span></text:p>
      <text:p text:style-name="P39">- <text:span text:style-name="T18">Conductivité interne, permet de transferer la chaleur aux autres composant en contact par conduction</text:span></text:p>
      <text:p text:style-name="P39">- </text:p>
      <text:p text:style-name="P39"/>
      <text:p text:style-name="P39"/>
      <text:p text:style-name="P47"><text:soft-page-break/>Chaleur</text:p>
      <text:p text:style-name="P47"/>
      <text:p text:style-name="P48">La gestion de la chaleur est un élement de gam<text:span text:style-name="T20">e</text:span>play important. <text:span text:style-name="T20">Elle peut être reçu, générée ou perdu. Les flux de chaleur vont générer des variations de températures qui peuvent modifier le comportement des systèmes du vaisseaux. </text:span></text:p>
      <text:p text:style-name="P49">Il y a différents flux de chaleur possible :</text:p>
      <text:p text:style-name="P49">- De nombreux composant interne au vaisseau vont chauffer le vaisseau. Par exemple un moteur va transformer une partie de l’énergie consommée au vaisseau sous forme de chaleur. Tous les systèmes électronique vont convertir leur consommation directement en chaleur.</text:p>
      <text:p text:style-name="P49">- Si le vaisseau est plus froid que l'air extérieur, le vaisseau va se réchauffer progressivement par convection et contact avec l'air extérieur. Si l'air est plus froid, il va refroidir le vaisseau. Ces échange sont d'autant plus important que la différence de température est élevée et que la vitesse dans l'air l'est aussi. La surface de contact est aussi importante.</text:p>
      <text:p text:style-name="P49">- Tout corp<text:span text:style-name="T21">s</text:span> chaud rayonne de l'energie en fonction de sa température, la puissance rayonné est proportionelle à la puissance 4 à la température. Un corp très chaud va perdre rapidement en energie par rayonnement. Cela permet de se refroidir. Cependant, le soleil rayonne aussi <text:span text:style-name="T21">et compense le flux perdu par rayonnement. Lorsque l'on se trouve à l'ombre, on est privé d'une source de chaleur, mais l'environnement emet toujours un peu.</text:span></text:p>
      <text:p text:style-name="P39">- <text:span text:style-name="T21">Des armes laser, incendiares ou autre peuvent faire varier la température du vaisseau en vu de réduire son efficacité.</text:span></text:p>
      <text:p text:style-name="P39"/>
      <text:p text:style-name="P50">La chaleur n'est pas <text:span text:style-name="T22">uni</text:span><text:span text:style-name="T23">forme sur l'ensemble du vaisseau mais est spécifique par composant. La chaleur s'égalise de composant en composant par conduction.</text:span></text:p>
      <text:p text:style-name="P51"><text:span text:style-name="T22">En fonction de la configuration du vaisseau on va essayer d'isoler ou de propager la chaleur. Se servir de l'ensemble de vaisseau comme radiateur est souvent une solution simple mais dangeureuse. Si un moteur compte sur le reste du vaisseau pour le refroidir, la température du vaisseau sera plus élevé et le vaisseau aura moins de marge de manœuvre en cas d'attaque par chaleur, par exemple, un gel inflamable qui va bruler sur la coque du vaisseau pendant plusieurs seconde. Dans ce cas, le pilote va devoir couper le maximum de système pour réduire la chaleur produite par le vaisseau et si possible accélérer pour refroidir par convection. Le problème est que le moteur va réchauffer le vaisseau. Si le vaisseau avec un couple moteur radiateur isolé du reste, le feu n'inpacterais pas le couple moteur radiateur qui pourrait fonctionner efficacement pour soufler le feu.</text:span></text:p>
      <text:p text:style-name="P52"><text:span text:style-name="T22">D'un autre coté, un laser tiré sur le moteur risque de le faire surchauffer très facilement vu sa faible capacité calorifique.</text:span></text:p>
      <text:p text:style-name="P53">La chaleur a des effets sur la plupart des composants :</text:p>
      <text:p text:style-name="P53">- Elle ramolit les métaux les blindage moins resistant contre les impacts. À haute température, ils peuvent même fondre et subire des dégats structurel très important.</text:p>
      <text:p text:style-name="P54">- Les <text:span text:style-name="T24">h</text:span>autes températures augmente la consomation electrique de l'electronique provoquant un cercle vicieux. <text:a xlink:type="simple" xlink:href="http://forums.anandtech.com/showthread.php?t=2200205"><text:span text:style-name="T25">http://forums.anandtech.com/showthread.php?t=2200205</text:span></text:a><text:span text:style-name="T25"> (Effet Pool-Frenkel)</text:span></text:p>
      <text:p text:style-name="P55">- Diminuer le rendement des climatisations.</text:p>
      <text:p text:style-name="P56">- Declancher des incendies</text:p>
      <text:p text:style-name="P56">- <text:span text:style-name="T26">Empécher les élements utilisant des supra conducteurs</text:span></text:p>
      <text:p text:style-name="P55">- <text:span text:style-name="T27">Reduction des rendements solaire de 0.4 % par degrès</text:span></text:p>
      <text:p text:style-name="P53"/>
      <text:p text:style-name="P54">A faible température, elle peu<text:span text:style-name="T28">t</text:span> :</text:p>
      <text:p text:style-name="P54">- empecher le démarrage de certain moteur.</text:p>
      <text:p text:style-name="P54">- <text:span text:style-name="T25">reduire les vitesses de réaction chimique, genre puissance des batterie</text:span></text:p>
      <text:p text:style-name="P54">- <text:span text:style-name="T25">augmenter la dureté des matériaux et les rendant moins suceptible à absorver les vibrations.</text:span></text:p>
      <text:p text:style-name="P39"/>
      <text:p text:style-name="P39"/>
      <text:p text:style-name="P39"/>
      <text:p text:style-name="P40"><text:soft-page-break/>Upgrade</text:p>
      <text:p text:style-name="P40">Les upgrade ajoutent des fonctionnalités aux composants chaque composant à une place alouée aux upgrade qui elle prennent un certain volume. </text:p>
      <text:p text:style-name="P41">Les upgrades peuvent modifier les caractéristiques de base du composant comme sa masse, dissipation thermique volume , etc …</text:p>
      <text:p text:style-name="P42">La plupart des upgrades ne touchent pas une seule caractéristique mais vont avoir des effets de bord sur la plupart. Les bonus peuvent être actif ou passif, les actifs nécessique que le composant/upgrade soit en marche, non détruit. Les passifs sont lié à la structure de l'upgrade, comme la masse et ne peuvent être désactivé et ne sont modifié que par les dégât structurel.</text:p>
      <text:p text:style-name="P40"/>
      <text:p text:style-name="P40"/>
      <text:p text:style-name="P40">Cockpit</text:p>
      <text:p text:style-name="P40">- Ecran de reporting de dégats : permet d'avoir un rapport des dégats précis (autre que visuel) sur les composants du vaisseau équipé d'une sonde de dégats</text:p>
      <text:p text:style-name="P40">- <text:s/>Indicateur de charge</text:p>
      <text:p text:style-name="P40"/>
      <text:p text:style-name="P40">Composant</text:p>
      <text:p text:style-name="P40">Upgrade qui peuvent s'installer sur n'importe quelle composant</text:p>
      <text:p text:style-name="P40">- Sonde de dégâts : permet de remonter l'état du composant et de ses système<text:span text:style-name="T13">s</text:span></text:p>
      <text:p text:style-name="P40">- Sonde de charge electrique</text:p>
      <text:p text:style-name="P40">- <text:span text:style-name="T20">Sonde de température</text:span></text:p>
      <text:p text:style-name="P40">- <text:span text:style-name="T13">Allègement. Réduit un partie de la masse variable du composant</text:span></text:p>
      <text:p text:style-name="P40">- <text:span text:style-name="T14">Amortisseur. Absorbe les vibrations</text:span></text:p>
      <text:p text:style-name="P40">- <text:span text:style-name="T14">Blindage electrique : réduit la charge electrique rensentie</text:span></text:p>
      <text:p text:style-name="P40">- <text:span text:style-name="T14">Optimisation de volume : reduit le volume pris par les autres upgrade</text:span></text:p>
      <text:p text:style-name="P40">- <text:span text:style-name="T14">Buffer energétique</text:span></text:p>
      <text:p text:style-name="P40">- <text:span text:style-name="T14">Mini drone de réparation. Utilise de ma masse de réparation</text:span></text:p>
      <text:p text:style-name="P40">- <text:span text:style-name="T14">Stockage ajoute une fonctionnalité de stockage au composant, ne peut pas être réduit par des optimisation de volume</text:span></text:p>
      <text:p text:style-name="P40">- <text:span text:style-name="T14">Broyeur : détruit des items pour fabriquer de la masse de réparation</text:span></text:p>
      <text:p text:style-name="P40">- <text:span text:style-name="T24">Climatisation interne  : diminue la température de fonctionnement des composant un interne mais produit plus de chaleur au total</text:span></text:p>
      <text:p text:style-name="P40"/>
      <text:p text:style-name="P42">Item</text:p>
      <text:p text:style-name="P42">C'est des objets qui peuvent être stock dans des réservoirs.</text:p>
      <text:p text:style-name="P42">- Fuel : pour moteur à essence</text:p>
      <text:p text:style-name="P42">- Hydrogene liquide </text:p>
      <text:p text:style-name="P42">- Oxygene liquide</text:p>
      <text:p text:style-name="P42">- Munitions</text:p>
      <text:p text:style-name="P42">- Masse de réparation</text:p>
      <text:p text:style-name="P42"/>
      <text:p text:style-name="P42"/>
      <text:p text:style-name="P44">Convection</text:p>
      <text:p text:style-name="P44"/>
      <text:p text:style-name="P44">P = h.(T2-T1). S</text:p>
      <text:p text:style-name="P44"/>
      <text:p text:style-name="P44">P = Puissance echangé</text:p>
      <text:p text:style-name="P44">h = Coef d'échange</text:p>
      <text:p text:style-name="P44">T2-T1 = différence de température</text:p>
      <text:p text:style-name="P44">S = surface d'echange</text:p>
      <text:p text:style-name="P44"/>
      <text:p text:style-name="P44">h est dur ) déterminé. <text:span text:style-name="T19">Ordre de grandeur :</text:span></text:p>
      <text:p text:style-name="P45"><text:soft-page-break/>Plaque verticale <text:s/>dans l'air : 4.5</text:p>
      <text:p text:style-name="P45">Cylindre horizontal : 6.5</text:p>
      <text:p text:style-name="P45">Cylindre horizontal dans l'eau : 890 </text:p>
      <text:p text:style-name="P45">Air à 2m/s sur une pl480,7aque : 12</text:p>
      <text:p text:style-name="P45">Air à 35 m/s sur une plaque : 75</text:p>
      <text:p text:style-name="P45">Courant d'air à 50m/s perpendiculaire : 180</text:p>
      <text:p text:style-name="P45"/>
      <text:p text:style-name="P46">h pour l'air :</text:p>
      <text:p text:style-name="P46"/>
      <text:p text:style-name="P46">h = 5.7 + 3.8 v</text:p>
      <text:p text:style-name="P46"/>
      <text:p text:style-name="P46">avec v = vitesse de l'a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 </meta:initial-creator>
    <meta:creation-date>2014-06-24T22:26:03.980477804</meta:creation-date>
    <dc:date>2014-09-27T17:37:27.480143565</dc:date>
    <dc:creator>Fred </dc:creator>
    <meta:editing-duration>P4DT18H41M56S</meta:editing-duration>
    <meta:editing-cycles>39</meta:editing-cycles>
    <meta:generator>LibreOffice/4.2.6.3$Linux_X86_64 LibreOffice_project/420m0$Build-3</meta:generator>
    <meta:document-statistic meta:table-count="0" meta:image-count="0" meta:object-count="0" meta:page-count="11" meta:paragraph-count="257" meta:word-count="3601" meta:character-count="21244" meta:non-whitespace-character-count="17879"/>
  </office:meta>
</office:document-meta>
</file>